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7, 1897</text:p>
      <text:p text:style-name="P5">Month<text:tab/><text:tab/><text:tab/><text:tab/><text:tab/><text:tab/>March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incinnati Mar. 7th 1897./</text:p>
      <text:p text:style-name="P2">Rev. Dr. S. Morais./</text:p>
      <text:p text:style-name="P2"><text:tab/>My dear and valued friend./</text:p>
      <text:p text:style-name="P2"><text:tab/><text:tab/>Your esteemed favor of sympathy and/ condolence reached me, and thank you kindly/ for your consideration, I can well imagine/ what were your feelings whilst preforming the/ melancholy task committing all that was mortal/ of my dear sister to the grave, I well knew your/ mutual friendship and attachment for such a/ number of years, I should very much liked to/ have been in Philadelphia during her last ill-/ness and at the funeral services, really I was/ in a quandry how to act, when I took my age/ and inclement season of the year into conside-/ration. <text:s/>I had written to your dear Esther regar-/ding a home should I desire to be there. <text:s/>My/ family here thought I should not venture from/ home. <text:s/>I was only too thankful that <text:span text:style-name="T2">my</text:span><text:span text:style-name="T3"> two/ daughters as representatives of the family were/ there during the mortuary services.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<text:tab/>I hope my dear friend that you and your/ dear ones are in the enjoyment of health,/ dear Esther desires kind remembrance to you/ and dear ones, and with loving remembrances/ to your dear-self and family, I remain,/ as ever, truly, &amp;c,/ Jacob Ezekiel/</text:span></text:p>
      <text:p text:style-name="P2"><text:span text:style-name="T3">P. S./ </text:span></text:p>
      <text:p text:style-name="P2"><text:span text:style-name="T3">I sent you a copy of the last annual/ report of the Union of American Hebrew/ Congregations, if you did not receive it/ please let me know and will send you/ another copy,/ J. 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4:16:57.70</meta:creation-date>
    <dc:date>2012-01-09T14:28:08.93</dc:date>
    <dc:creator>Penn Libraries</dc:creator>
    <meta:editing-duration>PT00H11M1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04" meta:character-count="2610"/>
  </office:meta>
</office:document-meta>
</file>